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51ccb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51ccb" officeooo:paragraph-rsid="00151cc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normal" officeooo:rsid="001892d8" officeooo:paragraph-rsid="001892d8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ab7c1" officeooo:paragraph-rsid="001f01d8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24ad52" officeooo:paragraph-rsid="0024ad52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51ccb" officeooo:paragraph-rsid="00151ccb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51ccb" officeooo:paragraph-rsid="003f1b39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375bfb" officeooo:paragraph-rsid="003f1b39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02a8858"/>
    </style:style>
    <style:style style:name="P10" style:family="paragraph" style:parent-style-name="Standard">
      <style:text-properties officeooo:paragraph-rsid="00341aa1"/>
    </style:style>
    <style:style style:name="P11" style:family="paragraph" style:parent-style-name="Standard">
      <style:text-properties officeooo:paragraph-rsid="004436f9"/>
    </style:style>
    <style:style style:name="P12" style:family="paragraph" style:parent-style-name="Standard">
      <style:text-properties officeooo:paragraph-rsid="0051a48b"/>
    </style:style>
    <style:style style:name="P13" style:family="paragraph" style:parent-style-name="Standard">
      <style:text-properties officeooo:paragraph-rsid="004436f9"/>
    </style:style>
    <style:style style:name="P14" style:family="paragraph" style:parent-style-name="Standard">
      <style:text-properties officeooo:paragraph-rsid="0058f0a3"/>
    </style:style>
    <style:style style:name="P15" style:family="paragraph" style:parent-style-name="Standard">
      <style:text-properties fo:font-size="10pt" fo:font-weight="normal" officeooo:rsid="00151ccb" officeooo:paragraph-rsid="005d2005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151ccb" officeooo:paragraph-rsid="00699adf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151ccb" officeooo:paragraph-rsid="0070d36f" style:font-size-asian="10pt" style:font-weight-asian="normal" style:font-size-complex="10pt" style:font-weight-complex="normal"/>
    </style:style>
    <style:style style:name="T1" style:family="text">
      <style:text-properties officeooo:rsid="001a9108"/>
    </style:style>
    <style:style style:name="T2" style:family="text">
      <style:text-properties officeooo:rsid="001e03c3"/>
    </style:style>
    <style:style style:name="T3" style:family="text">
      <style:text-properties fo:font-size="10pt" fo:font-weight="normal" officeooo:rsid="001ab7c1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20aaa1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298943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51ccb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b0121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2b103f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c9845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d6caf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da3f9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dd5b6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fca44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fe3d5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305aac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09547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32236e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3231ec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32c56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341aa1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4104db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42bfe8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4436f9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4617b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47eb4b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496376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049e20a" style:font-size-asian="10pt" style:font-weight-asian="normal" style:font-size-complex="10pt" style:font-weight-complex="normal"/>
    </style:style>
    <style:style style:name="T28" style:family="text">
      <style:text-properties fo:font-size="10pt" fo:font-weight="normal" officeooo:rsid="004ae70b" style:font-size-asian="10pt" style:font-weight-asian="normal" style:font-size-complex="10pt" style:font-weight-complex="normal"/>
    </style:style>
    <style:style style:name="T29" style:family="text">
      <style:text-properties fo:font-size="10pt" fo:font-weight="normal" officeooo:rsid="004cbc8c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4d2483" style:font-size-asian="10pt" style:font-weight-asian="normal" style:font-size-complex="10pt" style:font-weight-complex="normal"/>
    </style:style>
    <style:style style:name="T31" style:family="text">
      <style:text-properties fo:font-size="10pt" fo:font-weight="normal" officeooo:rsid="004dc499" style:font-size-asian="10pt" style:font-weight-asian="normal" style:font-size-complex="10pt" style:font-weight-complex="normal"/>
    </style:style>
    <style:style style:name="T32" style:family="text">
      <style:text-properties fo:font-size="10pt" fo:font-weight="normal" officeooo:rsid="004fb0f2" style:font-size-asian="10pt" style:font-weight-asian="normal" style:font-size-complex="10pt" style:font-weight-complex="normal"/>
    </style:style>
    <style:style style:name="T33" style:family="text">
      <style:text-properties fo:font-size="10pt" fo:font-weight="normal" officeooo:rsid="005086ef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5121cf" style:font-size-asian="10pt" style:font-weight-asian="normal" style:font-size-complex="10pt" style:font-weight-complex="normal"/>
    </style:style>
    <style:style style:name="T35" style:family="text">
      <style:text-properties fo:font-size="10pt" fo:font-weight="normal" officeooo:rsid="0051d72f" style:font-size-asian="10pt" style:font-weight-asian="normal" style:font-size-complex="10pt" style:font-weight-complex="normal"/>
    </style:style>
    <style:style style:name="T36" style:family="text">
      <style:text-properties fo:font-size="10pt" fo:font-weight="normal" officeooo:rsid="00527d18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53ed61" style:font-size-asian="10pt" style:font-weight-asian="normal" style:font-size-complex="10pt" style:font-weight-complex="normal"/>
    </style:style>
    <style:style style:name="T38" style:family="text">
      <style:text-properties fo:font-size="10pt" fo:font-weight="normal" officeooo:rsid="0055b9bf" style:font-size-asian="10pt" style:font-weight-asian="normal" style:font-size-complex="10pt" style:font-weight-complex="normal"/>
    </style:style>
    <style:style style:name="T39" style:family="text">
      <style:text-properties fo:font-size="10pt" fo:font-weight="normal" officeooo:rsid="005786f5" style:font-size-asian="10pt" style:font-weight-asian="normal" style:font-size-complex="10pt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2a8858" style:font-size-asian="10pt" style:font-size-complex="10pt"/>
    </style:style>
    <style:style style:name="T42" style:family="text">
      <style:text-properties style:font-name="Liberation Serif" fo:font-size="10pt" style:font-size-asian="10pt" style:font-size-complex="10pt"/>
    </style:style>
    <style:style style:name="T43" style:family="text">
      <style:text-properties style:font-name="Liberation Serif" fo:font-size="10pt" officeooo:rsid="0021f048" style:font-size-asian="10pt" style:font-size-complex="10pt"/>
    </style:style>
    <style:style style:name="T44" style:family="text">
      <style:text-properties style:font-name="Liberation Serif" fo:font-size="10pt" fo:font-weight="normal" officeooo:rsid="00341aa1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style="normal" fo:font-weight="normal" officeooo:rsid="002a8858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officeooo:rsid="0022c97a"/>
    </style:style>
    <style:style style:name="T47" style:family="text">
      <style:text-properties officeooo:rsid="002362c8"/>
    </style:style>
    <style:style style:name="T48" style:family="text">
      <style:text-properties style:text-position="super 58%"/>
    </style:style>
    <style:style style:name="T49" style:family="text">
      <style:text-properties style:text-position="0% 100%"/>
    </style:style>
    <style:style style:name="T50" style:family="text">
      <style:text-properties style:text-position="0% 100%" fo:font-size="10pt" fo:font-weight="normal" officeooo:rsid="005086ef" style:font-size-asian="10pt" style:font-weight-asian="normal" style:font-size-complex="10pt" style:font-weight-complex="normal"/>
    </style:style>
    <style:style style:name="T51" style:family="text">
      <style:text-properties officeooo:rsid="0028cd67"/>
    </style:style>
    <style:style style:name="T52" style:family="text">
      <style:text-properties officeooo:rsid="0035adfc"/>
    </style:style>
    <style:style style:name="T53" style:family="text">
      <style:text-properties officeooo:rsid="00375bfb"/>
    </style:style>
    <style:style style:name="T54" style:family="text">
      <style:text-properties style:text-position="sub 58%" fo:font-size="10pt" fo:font-weight="normal" officeooo:rsid="004fb0f2" style:font-size-asian="10pt" style:font-weight-asian="normal" style:font-size-complex="10pt" style:font-weight-complex="normal"/>
    </style:style>
    <style:style style:name="T55" style:family="text">
      <style:text-properties style:text-position="sub 58%" fo:font-size="10pt" fo:font-weight="normal" officeooo:rsid="005086ef" style:font-size-asian="10pt" style:font-weight-asian="normal" style:font-size-complex="10pt" style:font-weight-complex="normal"/>
    </style:style>
    <style:style style:name="T56" style:family="text">
      <style:text-properties officeooo:rsid="00594577"/>
    </style:style>
    <style:style style:name="T57" style:family="text">
      <style:text-properties officeooo:rsid="00689f6d"/>
    </style:style>
    <style:style style:name="T58" style:family="text">
      <style:text-properties officeooo:rsid="006b0f72"/>
    </style:style>
    <style:style style:name="T59" style:family="text">
      <style:text-properties officeooo:rsid="006ca0a6"/>
    </style:style>
    <style:style style:name="T60" style:family="text">
      <style:text-properties officeooo:rsid="0071c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lesche Aussagenlogik</text:p>
      <text:p text:style-name="P3"><text:span text:style-name="T1">- Aussage, </text:span>Boolesche Terme/Boolesche Funktion: <text:span text:style-name="T1">Negation, Konjunktion, Disjunktion, Implikation, Äquivalenz, Antivalenz</text:span></text:p>
      <text:p text:style-name="P4">- Syntax der Aussagenlogik (1. ..., 2. ..., 3. ..., 4. …), <text:span text:style-name="T2">Boolescher Terms: Rang, semantisch äquivalent, erfüllbar, Tautologie, Kontradiktion</text:span></text:p>
      <text:p text:style-name="Standard"><text:span text:style-name="T3">- Ä</text:span><text:span text:style-name="T4">quivalenzen: Assoz., Kommu., Distr., Idempotenz, Absorption, de Morgane, DoppelNeg, Kontrapos., </text:span><text:span text:style-name="T42">Substitution und </text:span><text:span text:style-name="T43">s</text:span><text:span text:style-name="T42">eman. </text:span><text:span text:style-name="T43">Ä</text:span><text:span text:style-name="T42">quivalenz</text:span></text:p>
      <text:p text:style-name="P4">- <text:span text:style-name="T46">Literal, (kanonische) KNF/DNF, logische Signatur, boolesche Standartsig., funktional vollständig, NAND/NOR vollständig</text:span></text:p>
      <text:p text:style-name="P4">- <text:span text:style-name="T47">Quantoren All/Existenz</text:span></text:p>
      <text:p text:style-name="P2">Mengenlehre</text:p>
      <text:p text:style-name="P5">- Menge, Familie (Partition/Zerlegung, disjunkt), Potenzmenge (2<text:span text:style-name="T48">n</text:span><text:span text:style-name="T49"> Elemente</text:span>), </text:p>
      <text:p text:style-name="P2">Relationen und Funktionen</text:p>
      <text:p text:style-name="P6">- <text:span text:style-name="T51">geordnetes Paar (a,b), n-Tupel, (binäre) Relation, Operationen auf Relationen(Vereinigung, Durchschnitt, Komplement, Inverse Verkettung)</text:span></text:p>
      <text:p text:style-name="P9"><text:span text:style-name="T6">- </text:span><text:span text:style-name="T5">Eigenschaften von Relationen, Äquivalenzrel, Äquivalenzklassen, Repräsentant,R und R' sind ÄR (R</text:span><text:span text:style-name="T40">∩</text:span><text:span text:style-name="T41">R' sind ÄR, </text:span><text:span text:style-name="T45">R◦R′ ÄR ⇔ R◦R′=R′◦R</text:span><text:span text:style-name="T5">)</text:span></text:p>
      <text:p text:style-name="P9"><text:span text:style-name="T5">- </text:span><text:span text:style-name="T7">Abschluss </text:span><text:span text:style-name="T9">bezüglich Eigenschaft P </text:span><text:span text:style-name="T8">(reflexiver, symmetrischer, transitiver)</text:span></text:p>
      <text:p text:style-name="P9"><text:span text:style-name="T8">- </text:span><text:span text:style-name="T10">Halbordnungsrel. Und totale Ordnung </text:span><text:span text:style-name="T13">=</text:span><text:span text:style-name="T10"> „</text:span><text:span text:style-name="T11">poset“</text:span><text:span text:style-name="T21">(partially ordered set)</text:span><text:span text:style-name="T11">, </text:span><text:span text:style-name="T12">Produkt von „poset's“, </text:span><text:span text:style-name="T14">Schranken </text:span><text:span text:style-name="T15">(maximales E, minimales E, obere S, untere S, Maximum, Minimum), </text:span><text:span text:style-name="T16">lineare Erweiterung</text:span></text:p>
      <text:p text:style-name="P10"><text:span text:style-name="T16">- </text:span><text:span text:style-name="T17">Funktionen, </text:span><text:span text:style-name="T18">Verknüpfung, Funktion induziert ÄR, </text:span><text:span text:style-name="T19">Abzählbarkeit, </text:span><text:span text:style-name="T20">gleichmächtig, abzählbar(unendlich), überabzählbar(C</text:span><text:span text:style-name="T44">ant. Diagonal.</text:span><text:span text:style-name="T20">)</text:span></text:p>
      <text:p text:style-name="P2">Beweise</text:p>
      <text:p text:style-name="P6">- <text:span text:style-name="T52">Schubfachprinzip, direkt, widerspruch, kontrapos., vollständige Induktion,</text:span></text:p>
      <text:p text:style-name="P2">Kombinatorik</text:p>
      <text:p text:style-name="P7">- <text:span text:style-name="T53">Abzählen I (Gleichheits-, Summen-, Produktregel), Inklusion/Exklusion, Permutation (n!), Binomialkoeffizient, Rekursiver Zugang, Symmetrie, Pascalsches Dreieck, Vandermonde'sche Identität, Binomischer Satz, Verallgemeinerte Rekursion, Newton Identität</text:span></text:p>
      <text:p text:style-name="P8">- monotone Gitterwege,</text:p>
      <text:p text:style-name="P11"><text:span text:style-name="T6">- </text:span><text:span text:style-name="T22">Mengenpartition, </text:span><text:span text:style-name="T32">S</text:span><text:span text:style-name="T54">n,k</text:span></text:p>
      <text:p text:style-name="P11"><text:span text:style-name="T22">-</text:span><text:span text:style-name="T23"> Zahlpartition, </text:span><text:span text:style-name="T33">P</text:span><text:span text:style-name="T55">n,k</text:span><text:span text:style-name="T50"> (geordnet), SUM(P</text:span><text:span text:style-name="T55">n,k</text:span><text:span text:style-name="T50">)</text:span></text:p>
      <text:p text:style-name="P11"><text:span text:style-name="T23">- </text:span><text:span text:style-name="T24">Doppeltes Abzählen, </text:span><text:span text:style-name="T25">Inzidenzsystem</text:span></text:p>
      <text:p text:style-name="P12"><text:span text:style-name="T25">- </text:span><text:span text:style-name="T26">Abzählen II (</text:span><text:span text:style-name="T28">d</text:span><text:span text:style-name="T26">iskrete Wahrscheinlichkeitsrechnung), </text:span><text:span text:style-name="T27">diskreter Wahrscheinlichkeitsraum, </text:span><text:span text:style-name="T28">Wahrscheinlichkeitsverteilung, bedingte Wahrscheinlichkeit </text:span><text:span text:style-name="T34">( Pr(A|B) )</text:span><text:span text:style-name="T28">, Satz von Bayes, Inklusion-Exklusion</text:span><text:span text:style-name="T29">s-Prinzip</text:span><text:span text:style-name="T28">, </text:span><text:span text:style-name="T30">Una</text:span><text:span text:style-name="T29">bhängigkeit von Ereignissen</text:span></text:p>
      <text:p text:style-name="P11"><text:span text:style-name="T29">- </text:span><text:span text:style-name="T31">Zufallsvariable, Erwartungswert, spezielle Verteilung, </text:span><text:span text:style-name="T35">Linearität des Erwartungswertes, Bernoulli-Verteilung, Binomialverteilung </text:span><text:span text:style-name="T37">(endlich)</text:span><text:span text:style-name="T35">, </text:span><text:span text:style-name="T36">Geometrische Verteilung </text:span><text:span text:style-name="T37">(unendlich)</text:span></text:p>
      <text:p text:style-name="P14"><text:span text:style-name="T37">- </text:span><text:span text:style-name="T38">Lineare Rekursionsgleichungen</text:span><text:span text:style-name="T39">, Homogene, Inhomogene,</text:span><text:span text:style-name="T38"> </text:span><text:span text:style-name="T39">Raten und Verifizieren, Einsetzen und Vereinfachen, Charakteristische Gleichung</text:span></text:p>
      <text:p text:style-name="P2">Graphentheorie</text:p>
      <text:p text:style-name="P16">- <text:span text:style-name="T56">Graph (ungerichtet, gerichtet (binäre Relation)), vollständig, schlicht, Kanten, Knoten (Grad „deg“), Adjazenzliste, Adjazenzmatrix, Färbungsprobleme, Eulersche Graphen, Bipartiter Graph, Hamiltonsche Graphen, kürzeste Graphen, planare Graphen, Netzwerke, Handschlag-Lemma, (induzierter) Untergraph, isomorph, Hyperwürfel, Weg (binäre ÄR über Knotenmenge), Kreis, k-regulär, Bäume, Zusammenhangskomponente, zusammenhängend</text:span></text:p>
      <text:p text:style-name="P15">- <text:span text:style-name="T58">Graphendurchmusterung, Breitensuche, Tiefensuche</text:span></text:p>
      <text:p text:style-name="P15">- <text:span text:style-name="T58">Gerichtete azyklische Graphen, Quelle, Senken</text:span></text:p>
      <text:p text:style-name="P2">Resolutionskalkül/Prädikatenlogik</text:p>
      <text:p text:style-name="P17">- <text:span text:style-name="T59">Tautologie (Selbstimplikation, Prämissenbelastung, Prämissenvertauschung, gewöhnlicher Kettenschluss, Fregescher Kettenschluss), Kontradiktion, Endlichkeitssatz,</text:span></text:p>
      <text:p text:style-name="P17"><text:span text:style-name="T59">- Literal, Klausel, Resolvent, KNF</text:span></text:p>
      <text:p text:style-name="P17">- <text:span text:style-name="T60">Hornformel, Einheitsresolvente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23.667416000</meta:creation-date>
    <dc:date>2016-02-07T18:44:01.829122000</dc:date>
    <meta:editing-duration>PT12H42M40S</meta:editing-duration>
    <meta:editing-cycles>93</meta:editing-cycles>
    <meta:generator>LibreOffice/4.4.7.2$MacOSX_X86_64 LibreOffice_project/f3153a8b245191196a4b6b9abd1d0da16eead600</meta:generator>
    <meta:document-statistic meta:table-count="0" meta:image-count="0" meta:object-count="0" meta:page-count="1" meta:paragraph-count="33" meta:word-count="317" meta:character-count="3157" meta:non-whitespace-character-count="2872"/>
  </office:meta>
</office:document-meta>
</file>